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itle">
      <style:text-properties officeooo:rsid="000ca824" officeooo:paragraph-rsid="000ca824"/>
    </style:style>
    <style:style style:name="P11" style:family="paragraph" style:parent-style-name="Heading_20_1">
      <style:text-properties officeooo:rsid="000ccc67" officeooo:paragraph-rsid="000ccc67"/>
    </style:style>
    <style:style style:name="P12" style:family="paragraph" style:parent-style-name="Heading_20_1">
      <style:text-properties officeooo:rsid="001e5141" officeooo:paragraph-rsid="001e5141"/>
    </style:style>
    <style:style style:name="P13" style:family="paragraph" style:parent-style-name="Heading_20_1">
      <style:text-properties officeooo:rsid="003158b6" officeooo:paragraph-rsid="003158b6"/>
    </style:style>
    <style:style style:name="P14" style:family="paragraph" style:parent-style-name="Heading_20_2">
      <style:text-properties officeooo:rsid="003158b6" officeooo:paragraph-rsid="003158b6"/>
    </style:style>
    <style:style style:name="P15" style:family="paragraph" style:parent-style-name="Standard">
      <style:text-properties officeooo:rsid="002d62cc" officeooo:paragraph-rsid="002eb0a0"/>
    </style:style>
    <style:style style:name="P16" style:family="paragraph" style:parent-style-name="Standard">
      <style:text-properties officeooo:rsid="003158b6" officeooo:paragraph-rsid="003158b6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Text_20_body" style:list-style-name="L1">
      <style:text-properties officeooo:rsid="000da065" officeooo:paragraph-rsid="000da065"/>
    </style:style>
    <style:style style:name="P19" style:family="paragraph" style:parent-style-name="Text_20_body" style:list-style-name="L1">
      <style:text-properties officeooo:rsid="0015c5d8" officeooo:paragraph-rsid="0015c5d8"/>
    </style:style>
    <style:style style:name="P20" style:family="paragraph" style:parent-style-name="Text_20_body" style:list-style-name="L1">
      <style:text-properties officeooo:rsid="00168fad" officeooo:paragraph-rsid="00168fad"/>
    </style:style>
    <style:style style:name="P21" style:family="paragraph" style:parent-style-name="Text_20_body" style:list-style-name="L1">
      <style:text-properties officeooo:rsid="0019f6a3" officeooo:paragraph-rsid="0019f6a3"/>
    </style:style>
    <style:style style:name="P22" style:family="paragraph" style:parent-style-name="Text_20_body" style:list-style-name="L2">
      <style:text-properties officeooo:rsid="0021753c" officeooo:paragraph-rsid="0021753c"/>
    </style:style>
    <style:style style:name="P23" style:family="paragraph" style:parent-style-name="Text_20_body">
      <style:text-properties officeooo:rsid="003158b6" officeooo:paragraph-rsid="003158b6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8d1e4" style:font-style-asian="normal" style:font-style-complex="normal"/>
    </style:style>
    <style:style style:name="T21" style:family="text">
      <style:text-properties fo:font-style="normal" officeooo:rsid="0016bac3" style:font-style-asian="normal" style:font-style-complex="normal"/>
    </style:style>
    <style:style style:name="T22" style:family="text">
      <style:text-properties fo:font-style="normal" officeooo:rsid="00218b63" style:font-style-asian="normal" style:font-style-complex="normal"/>
    </style:style>
    <style:style style:name="T23" style:family="text">
      <style:text-properties fo:font-style="normal" officeooo:rsid="0022c9ba" style:font-style-asian="normal" style:font-style-complex="normal"/>
    </style:style>
    <style:style style:name="T24" style:family="text">
      <style:text-properties fo:font-style="normal" officeooo:rsid="0028de42" style:font-style-asian="normal" style:font-style-complex="normal"/>
    </style:style>
    <style:style style:name="T25" style:family="text">
      <style:text-properties fo:font-style="normal" officeooo:rsid="002aa6e2" style:font-style-asian="normal" style:font-style-complex="normal"/>
    </style:style>
    <style:style style:name="T26" style:family="text">
      <style:text-properties fo:font-style="normal" officeooo:rsid="002eb0a0" style:font-style-asian="normal" style:font-style-complex="normal"/>
    </style:style>
    <style:style style:name="T27" style:family="text">
      <style:text-properties fo:font-style="normal" officeooo:rsid="003030e8" style:font-style-asian="normal" style:font-style-complex="normal"/>
    </style:style>
    <style:style style:name="T28" style:family="text">
      <style:text-properties fo:font-style="normal" officeooo:rsid="00326c17" style:font-style-asian="normal" style:font-style-complex="normal"/>
    </style:style>
    <style:style style:name="T29" style:family="text">
      <style:text-properties fo:font-style="normal" officeooo:rsid="0032b155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179fbf"/>
    </style:style>
    <style:style style:name="T32" style:family="text">
      <style:text-properties officeooo:rsid="001c1a35"/>
    </style:style>
    <style:style style:name="T33" style:family="text">
      <style:text-properties officeooo:rsid="001f3d32"/>
    </style:style>
    <style:style style:name="T34" style:family="text">
      <style:text-properties officeooo:rsid="001ffeb0"/>
    </style:style>
    <style:style style:name="T35" style:family="text">
      <style:text-properties officeooo:rsid="00202f9e"/>
    </style:style>
    <style:style style:name="T36" style:family="text">
      <style:text-properties officeooo:rsid="0021753c"/>
    </style:style>
    <style:style style:name="T37" style:family="text">
      <style:text-properties officeooo:rsid="00218b63"/>
    </style:style>
    <style:style style:name="T38" style:family="text">
      <style:text-properties officeooo:rsid="0028de42"/>
    </style:style>
    <style:style style:name="T39" style:family="text">
      <style:text-properties officeooo:rsid="002c72e1"/>
    </style:style>
    <style:style style:name="T40" style:family="text">
      <style:text-properties officeooo:rsid="002eb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iladores</text:p>
      <text:p text:style-name="P1">Trabalho Prático 1</text:p>
      <text:h text:style-name="P11" text:outline-level="1">Introdução</text:h>
      <text:list xml:id="list956985870" text:style-name="L1">
        <text:list-item>
          <text:p text:style-name="P18">Linguagens de Programação</text:p>
        </text:list-item>
        <text:list-item>
          <text:p text:style-name="P18">Papel do compilador</text:p>
        </text:list-item>
        <text:list-item>
          <text:p text:style-name="P18">Importância do entendimento do funcionamento de um compilador</text:p>
          <text:list>
            <text:list-item>
              <text:p text:style-name="P19">Desenvolvimento de otimização</text:p>
            </text:list-item>
            <text:list-item>
              <text:p text:style-name="P19">Desenvolvimento de novas linguagens de programação</text:p>
            </text:list-item>
            <text:list-item>
              <text:p text:style-name="P20">Aprimoramento do estado da arte</text:p>
            </text:list-item>
          </text:list>
        </text:list-item>
        <text:list-item>
          <text:p text:style-name="P21">Componentes de um compilador</text:p>
        </text:list-item>
        <text:list-item>
          <text:p text:style-name="P18">Trabalho desenvolvido</text:p>
        </text:list-item>
      </text:list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31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32">Neste trabalho, será analisado o funcionamento da parte de otimização de código dependente de máquina, analisando os diferentes tipos de otimização realizados no código intermediário. </text:span><text:span text:style-name="T33">Para isso</text:span><text:span text:style-name="T21">, foi desenvolvido um </text:span><text:span text:style-name="T9">script</text:span><text:span text:style-name="T21"> </text:span><text:span text:style-name="T20">(programa de linguagem interpretada)</text:span><text:span text:style-name="T21">, que faz o uso do </text:span><text:span text:style-name="T20">arcabouço de compilação LLVM (</text:span><text:span text:style-name="T8">Low Level Virtual Machine</text:span><text:span text:style-name="T20">), para a geração de grafos de fluxo de controle (CFG) nos formatos </text:span><text:span text:style-name="T8">.digraph</text:span><text:span text:style-name="T20"> e </text:span><text:span text:style-name="T8">.png</text:span><text:span text:style-name="T20">, permitindo o entendimento do processo de otimização de código intermediário, desenvolvido dentro do compilador.</text:span></text:p>
      <text:h text:style-name="P12" text:outline-level="1"><text:soft-page-break/>Desenvolvimento</text:h>
      <text:list xml:id="list3847492605" text:style-name="L2">
        <text:list-item>
          <text:p text:style-name="P22">Linguagem de programação utilizada</text:p>
        </text:list-item>
        <text:list-item>
          <text:p text:style-name="P22">Composição do programa</text:p>
        </text:list-item>
        <text:list-item>
          <text:p text:style-name="P22">Funcionamento do programa</text:p>
        </text:list-item>
      </text:list>
      <text:p text:style-name="P6">O <text:span text:style-name="T7">script</text:span> desenvolvido foi feito na linguagem de programação Python. <text:span text:style-name="T37">A escolha dessa linguagem s</text:span><text:span text:style-name="T36">e deve pelo fato do Python possuir recursos avançados e de fácil utilização </text:span><text:span text:style-name="T37">que</text:span><text:span text:style-name="T36"> permit</text:span><text:span text:style-name="T37">em</text:span><text:span text:style-name="T36"> a manipulação de </text:span><text:span text:style-name="T11">strings</text:span><text:span text:style-name="T36"> e a manipulação de caminho de arquivos </text:span><text:span text:style-name="T37">(</text:span><text:span text:style-name="T12">path</text:span><text:span text:style-name="T37">)</text:span><text:span text:style-name="T36">.</text:span></text:p>
      <text:p text:style-name="P7">O programa desenvolvido é organizado da seguinte forma, ele possuí uma única função <text:span text:style-name="T7">generate_unique_file_path</text:span><text:span text:style-name="T19">, responsável por gerar caminhos de arquivo únicos, garantindo que não exista um arquivo com o caminho gerado. </text:span><text:span text:style-name="T23">E na parte principal do programa (</text:span><text:span text:style-name="T13">__main__</text:span><text:span text:style-name="T23">) é feito o p</text:span><text:span text:style-name="T19">rocesso de chamada do Front do Clang, do otimizador OPT, e do gerador </text:span><text:span text:style-name="T22">de imagem DOT.</text:span></text:p>
      <text:p text:style-name="P8"><text:span text:style-name="T19">Para o desenvolvimento deste programa, foi feito o </text:span><text:span text:style-name="T34">uso dos seguintes módulos da biblioteca padrão do Python: </text:span><text:span text:style-name="T14">pathlib</text:span><text:span text:style-name="T34">, </text:span><text:span text:style-name="T14">string</text:span><text:span text:style-name="T34">, </text:span><text:span text:style-name="T14">sys</text:span><text:span text:style-name="T34">, os, </text:span><text:span text:style-name="T14">shutil</text:span><text:span text:style-name="T34">, </text:span><text:span text:style-name="T14">subprocess</text:span><text:span text:style-name="T34">, tempfile e random. O</text:span><text:span text:style-name="T35">s</text:span><text:span text:style-name="T34"> módulo</text:span><text:span text:style-name="T35">s</text:span><text:span text:style-name="T34"> pathlib </text:span><text:span text:style-name="T35">e </text:span><text:span text:style-name="T10">os</text:span><text:span text:style-name="T34"> </text:span><text:span text:style-name="T35">foram</text:span><text:span text:style-name="T34"> utilizado</text:span><text:span text:style-name="T35">s</text:span><text:span text:style-name="T34"> na resolução dos caminhos dos arquivos</text:span><text:span text:style-name="T35">. Já o módulo </text:span><text:span text:style-name="T10">string</text:span><text:span text:style-name="T35"> foi utilizado na geração de caracteres ASCII aleatórios. O módulo </text:span><text:span text:style-name="T10">sys</text:span><text:span text:style-name="T35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38">Uma vez executado este script, automaticamente serão gerados os arquivos </text:span><text:span text:style-name="T15">.digraph</text:span><text:span text:style-name="T24"> e </text:span><text:span text:style-name="T15">.png</text:span><text:span text:style-name="T24"> para cada função do programa compilado para os diferentes níveis de otimização: </text:span><text:span text:style-name="T15">O0</text:span><text:span text:style-name="T24">, </text:span><text:span text:style-name="T15">O1</text:span><text:span text:style-name="T24">, </text:span><text:span text:style-name="T15">O2</text:span><text:span text:style-name="T24"> e </text:span><text:span text:style-name="T15">O3</text:span><text:span text:style-name="T24">. Cada arquivo gerado tem em seu </text:span><text:span text:style-name="T25">a </text:span><text:span text:style-name="T24">função </text:span><text:span text:style-name="T25">analisada</text:span><text:span text:style-name="T24"> e o tipo de otimização aplicada.</text:span></text:p>
      <text:p text:style-name="P17"><text:span text:style-name="T39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3859635452064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15"><text:span text:style-name="T40">Conforme solicitado no enunciado, foi gerado os grafos de fluxo de controle dos programas de exemplo solicitados, tando no formato </text:span><text:span text:style-name="T7">graphviz</text:span><text:span text:style-name="T19">, </text:span><text:span text:style-name="T26">como no formato de imagem PNG. </text:span><text:span text:style-name="T27">Esses arquivos estão localizados nas pastas </text:span><text:span text:style-name="T16">arquivos_.digraph</text:span><text:span text:style-name="T27"> e </text:span><text:span text:style-name="T16">imagens_cfg</text:span><text:span text:style-name="T27">. Essas pastas estão organizados de acordo com a estrutura de arquivos dos arquivos de exemplo.</text:span></text:p>
      <text:p text:style-name="P15"><text:span text:style-name="T27"/></text:p>
      <text:p text:style-name="P16"><text:span text:style-name="T27">D</text:span><text:span text:style-name="T19">urante o processo de geração dos grafos de fluxo de controle, foi encontrado </text:span><text:span text:style-name="T28">um</text:span><text:span text:style-name="T19"> erro na geração da representação intermediária do Clang para o programa </text:span><text:span text:style-name="T7">ReedSolomon</text:span><text:span text:style-name="T19"> (em </text:span><text:span text:style-name="T7">src/singlesource/ReedSolomon.c</text:span><text:span text:style-name="T19">). Isso se deve pelo fato de, na linha 60 (‘</text:span><text:span text:style-name="T7">static inited = 0;</text:span><text:span text:style-name="T19">’), não conter uma declaração de tipo válida </text:span><text:span text:style-name="T28">para a variável </text:span><text:span text:style-name="T17">inited</text:span><text:span text:style-name="T28">. </text:span><text:span text:style-name="T29">A mensagem de erro de compilação foi armazenada no arquivo de texto </text:span><text:span text:style-name="T18">nao_compila.txt</text:span><text:span text:style-name="T29"> em </text:span><text:span text:style-name="T18">src/singlesource/ReedSolomon.c/nao_compila.txt</text:span><text:span text:style-name="T29">.</text:span></text:p>
      <text:h text:style-name="P13" text:outline-level="1">Análise</text:h>
      <text:p text:style-name="P23">Para a análise das técnicas de otimização, foram escolhidos os seguintes módulos: Fibonacci, em (<text:span text:style-name="T7">src/singlesource/fib2.c</text:span><text:span text:style-name="T30">) e ()</text:span></text:p>
      <text:h text:style-name="P14" text:outline-level="2"><text:soft-page-break/>Fibonacci</text:h>
      <text:p text:style-name="P23">Para a análise das téc o módulo de Fibonacci, foi esc</text:p>
      <text:h text:style-name="P11" text:outline-level="1">Conclusão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0T20:31:01.494170369</dc:date>
    <meta:editing-duration>PT1H34M49S</meta:editing-duration>
    <meta:editing-cycles>39</meta:editing-cycles>
    <meta:document-statistic meta:table-count="1" meta:image-count="0" meta:object-count="0" meta:page-count="3" meta:paragraph-count="32" meta:word-count="756" meta:character-count="5019" meta:non-whitespace-character-count="4306"/>
  </office:meta>
</office:document-meta>
</file>